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574817" officeooo:paragraph-rsid="00574817" style:font-weight-asian="bold" style:font-weight-complex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574817"/>
    </style:style>
    <style:style style:name="T4" style:family="text">
      <style:text-properties officeooo:rsid="0058948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/></text:p>
      <table:table table:name="Tabla1" table:style-name="Tabla1">
        <table:table-column table:style-name="Tabla1.A"/>
        <table:table-column table:style-name="Tabla1.B"/>
        <table:table-row table:style-name="TableLine140511180834528"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2">Nome</text:span><text:span text:style-name="T1">: </text:span></text:p>
          </table:table-cell>
        </table:table-row>
      </table:table>
      <text:p text:style-name="Standard"/>
      <text:p text:style-name="P6">Velocidade do bu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40511125424208">
          <table:table-cell table:style-name="Tabla4.A1" office:value-type="string">
            <text:p text:style-name="P4"><draw:frame draw:style-name="fr1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Un usuario dun foro de arquitectura de computadores publicou unha mensaxe no que indica que instalou dous módulos de memoria DDR2-800 en configuración dual channel e que a velocidade máxima </text:span><text:span text:style-name="T4">que alcanza a mesma</text:span><text:span text:style-name="T3">, en MB/s, </text:span><text:span text:style-name="T4">é</text:span><text:span text:style-name="T3"> de 25600 MB/s. Que opinas en relación á súa mensaxe?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19:31:23.707856210</dc:date>
    <meta:editing-duration>PT8H31M6S</meta:editing-duration>
    <meta:editing-cycles>140</meta:editing-cycles>
    <meta:generator>LibreOffice/7.2.1.2$MacOSX_X86_64 LibreOffice_project/87b77fad49947c1441b67c559c339af8f3517e22</meta:generator>
    <meta:document-statistic meta:table-count="2" meta:image-count="2" meta:object-count="0" meta:page-count="1" meta:paragraph-count="7" meta:word-count="53" meta:character-count="302" meta:non-whitespace-character-count="251"/>
  </office:meta>
</office:document-meta>
</file>